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9" style:family="table">
      <style:table-properties style:width="2.8111in" table:align="left"/>
    </style:style>
    <style:style style:name="Таблиця19.A" style:family="table-column">
      <style:table-column-properties style:column-width="0.7028in"/>
    </style:style>
    <style:style style:name="Таблиця1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9.D1" style:family="table-cell">
      <style:table-cell-properties fo:padding="0.0382in" fo:border="0.5pt solid #000000" style:writing-mode="page"/>
    </style:style>
    <style:style style:name="Таблиця1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9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0" style:family="table">
      <style:table-properties style:width="2.8111in" table:align="left"/>
    </style:style>
    <style:style style:name="Таблиця20.A" style:family="table-column">
      <style:table-column-properties style:column-width="0.7028in"/>
    </style:style>
    <style:style style:name="Таблиця2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0.D1" style:family="table-cell">
      <style:table-cell-properties fo:padding="0.0382in" fo:border="0.5pt solid #000000" style:writing-mode="page"/>
    </style:style>
    <style:style style:name="Таблиця2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0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6694in" style:rel-column-width="6553*"/>
    </style:style>
    <style:style style:name="Таблиця8.J" style:family="table-column">
      <style:table-column-properties style:column-width="0.6694in" style:rel-column-width="6558*"/>
    </style:style>
    <style:style style:name="Таблиця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8.J1" style:family="table-cell">
      <style:table-cell-properties fo:padding="0.0382in" fo:border="0.5pt solid #000000" style:writing-mode="page"/>
    </style:style>
    <style:style style:name="Таблиця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8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1" style:family="table">
      <style:table-properties style:width="5.3125in" table:align="left"/>
    </style:style>
    <style:style style:name="Таблиця11.A" style:family="table-column">
      <style:table-column-properties style:column-width="0.6688in"/>
    </style:style>
    <style:style style:name="Таблиця11.B" style:family="table-column">
      <style:table-column-properties style:column-width="0.6694in"/>
    </style:style>
    <style:style style:name="Таблиця11.H" style:family="table-column">
      <style:table-column-properties style:column-width="0.6278in"/>
    </style:style>
    <style:style style:name="Таблиця1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1.H1" style:family="table-cell">
      <style:table-cell-properties fo:padding="0.0382in" fo:border="0.5pt solid #000000" style:writing-mode="page"/>
    </style:style>
    <style:style style:name="Таблиця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1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87285"/>
    </style:style>
    <style:style style:name="P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9df3e"/>
    </style:style>
    <style:style style:name="P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c0496"/>
    </style:style>
    <style:style style:name="P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d04ba"/>
    </style:style>
    <style:style style:name="P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ebab3"/>
    </style:style>
    <style:style style:name="P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4c50"/>
    </style:style>
    <style:style style:name="P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d98b"/>
    </style:style>
    <style:style style:name="P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daba"/>
    </style:style>
    <style:style style:name="P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54b6d"/>
    </style:style>
    <style:style style:name="P1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0ebab3" style:font-size-asian="12pt" style:font-name-complex="Times New Roman" style:font-size-complex="12pt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0b11cd" officeooo:paragraph-rsid="0012340d" style:font-size-asian="12pt" style:font-name-complex="Times New Roman" style:font-size-complex="12pt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0ebab3" style:font-size-asian="12pt" style:font-name-complex="Times New Roman" style:font-size-complex="12pt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54b6d" style:font-size-asian="12pt" style:font-name-complex="Times New Roman" style:font-size-complex="12pt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3d98b" style:font-size-asian="12pt" style:font-size-complex="12pt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0ebab3" style:font-size-asian="12pt" style:font-name-complex="Times New Roman" style:font-size-complex="12pt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3daba" style:font-size-asian="12pt" style:font-name-complex="Times New Roman" style:font-size-complex="12pt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54b6d" style:font-size-asian="12pt" style:font-name-complex="Times New Roman" style:font-size-complex="12pt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154b6d" style:font-name-asian="Times New Roman" style:font-size-asian="12pt" style:font-name-complex="Times New Roman" style:font-size-complex="12pt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173e6e" style:font-name-asian="Times New Roman" style:font-size-asian="12pt" style:font-name-complex="Times New Roman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54b6d" style:font-name-asian="Times New Roman" style:font-size-asian="12pt" style:font-name-complex="Times New Roman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2a29e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0c0496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73e6e" style:font-size-asian="12pt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officeooo:rsid="000b11cd" officeooo:paragraph-rsid="0002a29e"/>
    </style:style>
    <style:style style:name="P25" style:family="paragraph" style:parent-style-name="Standard">
      <style:text-properties officeooo:rsid="000b11cd" officeooo:paragraph-rsid="0002a29e"/>
    </style:style>
    <style:style style:name="P26" style:family="paragraph" style:parent-style-name="Standard">
      <style:text-properties officeooo:rsid="000b11cd" officeooo:paragraph-rsid="00173e6e"/>
    </style:style>
    <style:style style:name="P27" style:family="paragraph" style:parent-style-name="Standard">
      <style:paragraph-properties fo:text-align="justify" style:justify-single-word="false"/>
      <style:text-properties officeooo:paragraph-rsid="000ebab3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rsid="000b11cd" officeooo:paragraph-rsid="0002a29e"/>
    </style:style>
    <style:style style:name="P29" style:family="paragraph" style:parent-style-name="Standard">
      <style:text-properties style:font-name="Times New Roman" officeooo:rsid="000b11cd" officeooo:paragraph-rsid="0002a29e"/>
    </style:style>
    <style:style style:name="P30" style:family="paragraph" style:parent-style-name="Standard">
      <style:paragraph-properties fo:text-align="justify" style:justify-single-word="false"/>
      <style:text-properties style:font-name="Times New Roman" officeooo:paragraph-rsid="000ebab3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officeooo:paragraph-rsid="000ebab3" style:font-size-asian="12pt" style:font-name-complex="Times New Roman" style:font-size-complex="12pt"/>
    </style:style>
    <style:style style:name="P32" style:family="paragraph" style:parent-style-name="Standard">
      <style:text-properties style:font-name="Times New Roman" fo:font-size="12pt" officeooo:paragraph-rsid="0013d98b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officeooo:paragraph-rsid="0013d98b" style:font-size-asian="12pt" style:font-size-complex="12pt"/>
    </style:style>
    <style:style style:name="P34" style:family="paragraph" style:parent-style-name="Standard">
      <style:text-properties officeooo:paragraph-rsid="00173e6e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2a29e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049a2c" officeooo:paragraph-rsid="00049a2c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02a29e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paragraph-rsid="0002a29e" style:font-name-asian="Noto Sans CJK SC Regular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154b6d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173e6e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paragraph-rsid="0002a29e"/>
    </style:style>
    <style:style style:name="P4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92319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 style:font-style-complex="normal"/>
    </style:style>
    <style:style style:name="T22" style:family="text">
      <style:text-properties style:text-position="0% 100%" style:font-name="Times New Roman" fo:font-size="12pt" fo:letter-spacing="normal" fo:font-style="normal" officeooo:rsid="00388017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1a98e3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27f0bb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0b1a62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0d04ba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1e7f6e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0ebab3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41" style:family="text">
      <style:text-properties style:text-position="0% 100%" style:font-name="Times New Roman" fo:font-size="12pt" fo:letter-spacing="normal" fo:font-style="normal" officeooo:rsid="00154b6d" style:font-name-asian="Symbol" style:font-size-asian="12pt" style:font-style-asian="normal" style:font-name-complex="Times New Roman" style:font-size-complex="12pt"/>
    </style:style>
    <style:style style:name="T42" style:family="text">
      <style:text-properties style:text-position="0% 100%" style:font-name="Times New Roman" fo:font-size="12pt" fo:letter-spacing="normal" fo:font-style="normal" officeooo:rsid="00192319" style:font-name-asian="Symbol" style:font-size-asian="12pt" style:font-style-asian="normal" style:font-name-complex="Times New Roman" style:font-size-complex="12pt"/>
    </style:style>
    <style:style style:name="T43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7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8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49" style:family="text">
      <style:text-properties style:text-position="0% 100%" style:font-name="Times New Roman" fo:font-size="12pt" fo:letter-spacing="normal" fo:font-style="italic" officeooo:rsid="000ebab3" style:font-name-asian="Symbol" style:font-size-asian="12pt" style:font-style-asian="italic" style:font-name-complex="Times New Roman" style:font-size-complex="12pt" style:font-style-complex="italic"/>
    </style:style>
    <style:style style:name="T50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text-position="0% 100%" style:font-name="Times New Roman" fo:font-size="12pt" fo:letter-spacing="normal" fo:font-style="italic" officeooo:rsid="001823a6" style:font-name-asian="Times New Roman" style:font-size-asian="12pt" style:font-style-asian="italic" style:font-name-complex="Times New Roman" style:font-size-complex="12pt" style:font-style-complex="italic"/>
    </style:style>
    <style:style style:name="T52" style:family="text">
      <style:text-properties style:text-position="0% 100%" style:font-name="Times New Roman" fo:font-size="12pt" fo:letter-spacing="normal" fo:font-style="italic" officeooo:rsid="001823a6" style:font-size-asian="12pt" style:font-style-asian="italic" style:font-name-complex="Times New Roman" style:font-size-complex="12pt" style:font-style-complex="italic"/>
    </style:style>
    <style:style style:name="T53" style:family="text">
      <style:text-properties style:text-position="0% 100%" style:font-name="Times New Roman" fo:font-size="12pt" fo:letter-spacing="normal" officeooo:rsid="002b871e" style:font-size-asian="12pt" style:font-name-complex="Times New Roman" style:font-size-complex="12pt"/>
    </style:style>
    <style:style style:name="T54" style:family="text">
      <style:text-properties style:text-position="0% 100%" style:font-name="Times New Roman" fo:font-size="12pt" fo:letter-spacing="normal" officeooo:rsid="001823a6" style:font-size-asian="12pt" style:font-name-complex="Times New Roman" style:font-size-complex="12pt"/>
    </style:style>
    <style:style style:name="T55" style:family="text">
      <style:text-properties style:text-position="0% 100%" style:font-name="Times New Roman" fo:font-size="12pt" fo:letter-spacing="normal" officeooo:rsid="000ebab3" style:font-size-asian="12pt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8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9" style:family="text">
      <style:text-properties style:text-position="0% 100%" style:font-name="Times New Roman" fo:font-size="12pt" fo:letter-spacing="normal" fo:language="uk" fo:country="UA" fo:font-style="normal" officeooo:rsid="00154b6d" style:font-name-asian="Symbol" style:font-size-asian="12pt" style:font-style-asian="normal" style:font-name-complex="Times New Roman" style:font-size-complex="12pt"/>
    </style:style>
    <style:style style:name="T60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61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62" style:family="text">
      <style:text-properties style:text-position="0% 100%" fo:font-size="12pt" style:font-size-asian="12pt" style:font-name-complex="Times New Roman" style:font-size-complex="12pt"/>
    </style:style>
    <style:style style:name="T63" style:family="text">
      <style:text-properties style:text-position="0% 100%" fo:font-size="12pt" officeooo:rsid="0004eeee" style:font-size-asian="12pt" style:font-name-complex="Times New Roman" style:font-size-complex="12pt"/>
    </style:style>
    <style:style style:name="T64" style:family="text">
      <style:text-properties style:text-position="0% 100%" style:font-name="Times New Roman1" fo:font-size="12pt" fo:letter-spacing="normal" fo:font-style="normal" officeooo:rsid="000a4074" style:font-name-asian="Times New Roman1" style:font-size-asian="12pt" style:font-style-asian="normal" style:font-name-complex="Times New Roman1" style:font-size-complex="12pt"/>
    </style:style>
    <style:style style:name="T65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6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67" style:family="text">
      <style:text-properties officeooo:rsid="000c911a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2pt" style:font-size-asian="12pt" style:font-name-complex="Times New Roman" style:font-size-complex="12pt"/>
    </style:style>
    <style:style style:name="T70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1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72" style:family="text">
      <style:text-properties style:text-position="sub 58%"/>
    </style:style>
    <style:style style:name="T73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74" style:family="text">
      <style:text-properties style:text-position="sub 58%" style:font-name="Times New Roman" fo:font-size="12pt" fo:letter-spacing="normal" fo:font-style="normal" officeooo:rsid="0023d8b3" style:font-name-asian="Symbol" style:font-size-asian="12pt" style:font-style-asian="normal" style:font-name-complex="Times New Roman" style:font-size-complex="12pt"/>
    </style:style>
    <style:style style:name="T75" style:family="text">
      <style:text-properties style:text-position="sub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76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77" style:family="text">
      <style:text-properties style:text-position="sub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78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79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80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81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82" style:family="text">
      <style:text-properties style:text-position="sub 58%" fo:font-size="12pt" style:font-size-asian="12pt" style:font-name-complex="Times New Roman" style:font-size-complex="12pt"/>
    </style:style>
    <style:style style:name="T83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84" style:family="text">
      <style:text-properties style:text-position="sub 58%" fo:font-size="12pt" officeooo:rsid="00049a2c" style:font-size-asian="12pt" style:font-name-complex="Times New Roman" style:font-size-complex="12pt"/>
    </style:style>
    <style:style style:name="T85" style:family="text">
      <style:text-properties style:text-position="sub 58%" fo:font-size="12pt" officeooo:rsid="0004eeee" style:font-size-asian="12pt" style:font-name-complex="Times New Roman" style:font-size-complex="12pt"/>
    </style:style>
    <style:style style:name="T86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7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8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89" style:family="text">
      <style:text-properties style:text-position="super 58%" style:font-name="Times New Roman" fo:font-size="12pt" fo:letter-spacing="normal" fo:font-style="normal" officeooo:rsid="000ebab3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per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91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2" style:family="text">
      <style:text-properties style:text-position="super 58%" fo:font-size="12pt" style:font-size-asian="12pt" style:font-name-complex="Times New Roman" style:font-size-complex="12pt"/>
    </style:style>
    <style:style style:name="T93" style:family="text">
      <style:text-properties officeooo:rsid="000f3f0e"/>
    </style:style>
    <style:style style:name="T94" style:family="text">
      <style:text-properties fo:font-size="12pt" style:font-size-asian="12pt" style:font-name-complex="Times New Roman" style:font-size-complex="12pt"/>
    </style:style>
    <style:style style:name="T95" style:family="text">
      <style:text-properties fo:font-size="12pt" officeooo:rsid="0028aedd" style:font-size-asian="12pt" style:font-name-complex="Times New Roman" style:font-size-complex="12pt"/>
    </style:style>
    <style:style style:name="T96" style:family="text">
      <style:text-properties fo:language="uk" fo:country="UA" officeooo:rsid="001823a6"/>
    </style:style>
    <style:style style:name="T97" style:family="text">
      <style:text-properties fo:language="uk" fo:country="UA" fo:font-style="italic" officeooo:rsid="001823a6" style:font-style-asian="italic" style:font-style-complex="italic"/>
    </style:style>
    <style:style style:name="T98" style:family="text">
      <style:text-properties fo:language="uk" fo:country="UA" officeooo:rsid="002bdf2f"/>
    </style:style>
    <style:style style:name="T99" style:family="text">
      <style:text-properties fo:language="uk" fo:country="UA" officeooo:rsid="0028aedd"/>
    </style:style>
    <style:style style:name="T100" style:family="text">
      <style:text-properties officeooo:rsid="0028aedd"/>
    </style:style>
    <style:style style:name="T101" style:family="text">
      <style:text-properties officeooo:rsid="00121c4e"/>
    </style:style>
    <style:style style:name="T102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3" style:family="text">
      <style:text-properties officeooo:rsid="0014f71f"/>
    </style:style>
    <style:style style:name="T104" style:family="text">
      <style:text-properties officeooo:rsid="00154b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Варіант №4<text:span text:style-name="T101">39</text:span></text:p>
      <text:p text:style-name="P3"><text:span text:style-name="Основной_20_текст4"><text:span text:style-name="T13">Застереження. </text:span></text:span></text:p>
      <text:p text:style-name="P3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42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22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20">.</text:span></text:span></text:p>
      <text:p text:style-name="P22"><text:span text:style-name="Основной_20_текст4"><text:span text:style-name="T4"/></text:span></text:p>
      <text:p text:style-name="P25"><text:span text:style-name="T68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5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5"/>
          </table:table-cell>
          <table:table-cell table:style-name="Таблиця3.A1" office:value-type="string">
            <text:p text:style-name="P36">1</text:p>
          </table:table-cell>
          <table:table-cell table:style-name="Таблиця3.A1" office:value-type="string">
            <text:p text:style-name="P37">2</text:p>
          </table:table-cell>
          <table:table-cell table:style-name="Таблиця3.A1" office:value-type="string">
            <text:p text:style-name="P37">1</text:p>
          </table:table-cell>
          <table:table-cell table:style-name="Таблиця3.E1" office:value-type="string">
            <text:p text:style-name="P36">2</text:p>
          </table:table-cell>
        </table:table-row>
        <table:table-row table:style-name="Таблиця3.1">
          <table:table-cell table:style-name="Таблиця3.A2" office:value-type="string">
            <text:p text:style-name="P38"><text:span text:style-name="T67">δ</text:span>/<text:span text:style-name="T93">μ</text:span></text:p>
          </table:table-cell>
          <table:table-cell table:style-name="Таблиця3.A2" office:value-type="string">
            <text:p text:style-name="P41"><text:span text:style-name="T94">a</text:span><text:span text:style-name="T82">1</text:span></text:p>
          </table:table-cell>
          <table:table-cell table:style-name="Таблиця3.A2" office:value-type="string">
            <text:p text:style-name="P41"><text:span text:style-name="T94">a</text:span><text:span text:style-name="T82">2</text:span></text:p>
          </table:table-cell>
          <table:table-cell table:style-name="Таблиця3.A2" office:value-type="string">
            <text:p text:style-name="P41"><text:span text:style-name="T94">a</text:span><text:span text:style-name="T82">3</text:span></text:p>
          </table:table-cell>
          <table:table-cell table:style-name="Таблиця3.E2" office:value-type="string">
            <text:p text:style-name="P41"><text:span text:style-name="T94">a</text:span><text:span text:style-name="T82">4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62">x</text:span><text:span text:style-name="T82">1</text:span></text:p>
          </table:table-cell>
          <table:table-cell table:style-name="Таблиця3.A2" office:value-type="string">
            <text:p text:style-name="P41"><text:span text:style-name="T62">a</text:span><text:span text:style-name="T83">1</text:span></text:p>
          </table:table-cell>
          <table:table-cell table:style-name="Таблиця3.A2" office:value-type="string">
            <text:p text:style-name="P41"><text:span text:style-name="T62">a</text:span><text:span text:style-name="T83">4</text:span></text:p>
          </table:table-cell>
          <table:table-cell table:style-name="Таблиця3.A2" office:value-type="string">
            <text:p text:style-name="P41"><text:span text:style-name="T62">a</text:span><text:span text:style-name="T82">4</text:span></text:p>
          </table:table-cell>
          <table:table-cell table:style-name="Таблиця3.E2" office:value-type="string">
            <text:p text:style-name="P41"><text:span text:style-name="T62">a</text:span><text:span text:style-name="T82">3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62">x</text:span><text:span text:style-name="T82">2</text:span></text:p>
          </table:table-cell>
          <table:table-cell table:style-name="Таблиця3.A2" office:value-type="string">
            <text:p text:style-name="P41"><text:span text:style-name="T62">a</text:span><text:span text:style-name="T82">4</text:span></text:p>
          </table:table-cell>
          <table:table-cell table:style-name="Таблиця3.A2" office:value-type="string">
            <text:p text:style-name="P41"><text:span text:style-name="T62">a</text:span><text:span text:style-name="T84">3</text:span></text:p>
          </table:table-cell>
          <table:table-cell table:style-name="Таблиця3.A2" office:value-type="string">
            <text:p text:style-name="P41"><text:span text:style-name="T62">a</text:span><text:span text:style-name="T82">2</text:span></text:p>
          </table:table-cell>
          <table:table-cell table:style-name="Таблиця3.E2" office:value-type="string">
            <text:p text:style-name="P41"><text:span text:style-name="T62">a</text:span><text:span text:style-name="T82">1</text:span></text:p>
          </table:table-cell>
        </table:table-row>
      </table:table>
      <text:p text:style-name="P29"/>
      <text:p text:style-name="P26"><text:span text:style-name="Основной_20_текст4"><text:span text:style-name="T2">2. </text:span></text:span><text:span text:style-name="Основной_20_текст4"><text:span text:style-name="T56">Побудувати автомат Мура, еквiвалентний заданому автомату Мiлi:</text:span></text:span></text:p>
      <text:p text:style-name="P23"/>
      <table:table table:name="Таблиця19" table:style-name="Таблиця19">
        <table:table-column table:style-name="Таблиця19.A" table:number-columns-repeated="4"/>
        <table:table-row table:style-name="TableLine94281348768096">
          <table:table-cell table:style-name="Таблиця19.A1" office:value-type="string">
            <text:p text:style-name="P19"><text:span text:style-name="Основной_20_текст4"><text:span text:style-name="T56">δ</text:span></text:span></text:p>
          </table:table-cell>
          <table:table-cell table:style-name="Таблиця19.A1" office:value-type="string">
            <text:p text:style-name="P40">1</text:p>
          </table:table-cell>
          <table:table-cell table:style-name="Таблиця19.A1" office:value-type="string">
            <text:p text:style-name="P40">2</text:p>
          </table:table-cell>
          <table:table-cell table:style-name="Таблиця19.D1" office:value-type="string">
            <text:p text:style-name="P40">3</text:p>
          </table:table-cell>
        </table:table-row>
        <table:table-row table:style-name="TableLine94281298558592">
          <table:table-cell table:style-name="Таблиця19.A2" office:value-type="string">
            <text:p text:style-name="P40">х<text:span text:style-name="T72">1</text:span></text:p>
          </table:table-cell>
          <table:table-cell table:style-name="Таблиця19.A2" office:value-type="string">
            <text:p text:style-name="P40">2</text:p>
          </table:table-cell>
          <table:table-cell table:style-name="Таблиця19.A2" office:value-type="string">
            <text:p text:style-name="P40">2</text:p>
          </table:table-cell>
          <table:table-cell table:style-name="Таблиця19.D2" office:value-type="string">
            <text:p text:style-name="P40">1</text:p>
          </table:table-cell>
        </table:table-row>
        <table:table-row table:style-name="TableLine94281350384368">
          <table:table-cell table:style-name="Таблиця19.A2" office:value-type="string">
            <text:p text:style-name="P40">х<text:span text:style-name="T72">2</text:span></text:p>
          </table:table-cell>
          <table:table-cell table:style-name="Таблиця19.A2" office:value-type="string">
            <text:p text:style-name="P40">3</text:p>
          </table:table-cell>
          <table:table-cell table:style-name="Таблиця19.A2" office:value-type="string">
            <text:p text:style-name="P40">1</text:p>
          </table:table-cell>
          <table:table-cell table:style-name="Таблиця19.D2" office:value-type="string">
            <text:p text:style-name="P40">2</text:p>
          </table:table-cell>
        </table:table-row>
      </table:table>
      <text:p text:style-name="P34"/>
      <table:table table:name="Таблиця20" table:style-name="Таблиця20">
        <table:table-column table:style-name="Таблиця20.A" table:number-columns-repeated="4"/>
        <table:table-row table:style-name="TableLine94281293613904">
          <table:table-cell table:style-name="Таблиця20.A1" office:value-type="string">
            <text:p text:style-name="P19"><text:span text:style-name="Основной_20_текст4"><text:span text:style-name="T56">λ</text:span></text:span></text:p>
          </table:table-cell>
          <table:table-cell table:style-name="Таблиця20.A1" office:value-type="string">
            <text:p text:style-name="P40">1</text:p>
          </table:table-cell>
          <table:table-cell table:style-name="Таблиця20.A1" office:value-type="string">
            <text:p text:style-name="P40">2</text:p>
          </table:table-cell>
          <table:table-cell table:style-name="Таблиця20.D1" office:value-type="string">
            <text:p text:style-name="P40">3</text:p>
          </table:table-cell>
        </table:table-row>
        <table:table-row table:style-name="TableLine94281328487536">
          <table:table-cell table:style-name="Таблиця20.A2" office:value-type="string">
            <text:p text:style-name="P40">х<text:span text:style-name="T72">1</text:span></text:p>
          </table:table-cell>
          <table:table-cell table:style-name="Таблиця20.A2" office:value-type="string">
            <text:p text:style-name="P40">2</text:p>
          </table:table-cell>
          <table:table-cell table:style-name="Таблиця20.A2" office:value-type="string">
            <text:p text:style-name="P40">2</text:p>
          </table:table-cell>
          <table:table-cell table:style-name="Таблиця20.D2" office:value-type="string">
            <text:p text:style-name="P40">1</text:p>
          </table:table-cell>
        </table:table-row>
        <table:table-row table:style-name="TableLine94281352218880">
          <table:table-cell table:style-name="Таблиця20.A2" office:value-type="string">
            <text:p text:style-name="P40">х<text:span text:style-name="T72">2</text:span></text:p>
          </table:table-cell>
          <table:table-cell table:style-name="Таблиця20.A2" office:value-type="string">
            <text:p text:style-name="P40">2</text:p>
          </table:table-cell>
          <table:table-cell table:style-name="Таблиця20.A2" office:value-type="string">
            <text:p text:style-name="P40">1</text:p>
          </table:table-cell>
          <table:table-cell table:style-name="Таблиця20.D2" office:value-type="string">
            <text:p text:style-name="P40">2</text:p>
          </table:table-cell>
        </table:table-row>
      </table:table>
      <text:p text:style-name="P26"><text:span text:style-name="Основной_20_текст4"><text:span text:style-name="T57"/></text:span></text:p>
      <text:p text:style-name="P24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5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8"><text:span text:style-name="T67">δ</text:span>/<text:span text:style-name="T67">λ</text:span></text:p>
          </table:table-cell>
          <table:table-cell table:style-name="Таблиця1.A1" office:value-type="string">
            <text:p text:style-name="P41"><text:span text:style-name="T94">a</text:span><text:span text:style-name="T82">1</text:span></text:p>
          </table:table-cell>
          <table:table-cell table:style-name="Таблиця1.A1" office:value-type="string">
            <text:p text:style-name="P41"><text:span text:style-name="T94">a</text:span><text:span text:style-name="T82">2</text:span></text:p>
          </table:table-cell>
          <table:table-cell table:style-name="Таблиця1.A1" office:value-type="string">
            <text:p text:style-name="P41"><text:span text:style-name="T94">a</text:span><text:span text:style-name="T82">3</text:span></text:p>
          </table:table-cell>
          <table:table-cell table:style-name="Таблиця1.A1" office:value-type="string">
            <text:p text:style-name="P41"><text:span text:style-name="T94">a</text:span><text:span text:style-name="T82">4</text:span></text:p>
          </table:table-cell>
          <table:table-cell table:style-name="Таблиця1.A1" office:value-type="string">
            <text:p text:style-name="P41"><text:span text:style-name="T94">a</text:span><text:span text:style-name="T85">5</text:span></text:p>
          </table:table-cell>
          <table:table-cell table:style-name="Таблиця1.A1" office:value-type="string">
            <text:p text:style-name="P41"><text:span text:style-name="T94">a</text:span><text:span text:style-name="T82">6</text:span></text:p>
          </table:table-cell>
          <table:table-cell table:style-name="Таблиця1.H1" office:value-type="string">
            <text:p text:style-name="P41"><text:span text:style-name="T94">a</text:span><text:span text:style-name="T82">7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2">x</text:span><text:span text:style-name="T82">1</text:span></text:p>
          </table:table-cell>
          <table:table-cell table:style-name="Таблиця1.A2" office:value-type="string">
            <text:p text:style-name="P41"><text:span text:style-name="T62">a</text:span><text:span text:style-name="T85">3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3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6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3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2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4</text:span><text:span text:style-name="T62">/1</text:span></text:p>
          </table:table-cell>
          <table:table-cell table:style-name="Таблиця1.H2" office:value-type="string">
            <text:p text:style-name="P41"><text:span text:style-name="T62">a</text:span><text:span text:style-name="T82">3</text:span><text:span text:style-name="T62">/1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2">x</text:span><text:span text:style-name="T82">2</text:span></text:p>
          </table:table-cell>
          <table:table-cell table:style-name="Таблиця1.A2" office:value-type="string">
            <text:p text:style-name="P41"><text:span text:style-name="T62">a</text:span><text:span text:style-name="T85">4</text:span><text:span text:style-name="T62">/2</text:span></text:p>
          </table:table-cell>
          <table:table-cell table:style-name="Таблиця1.A2" office:value-type="string">
            <text:p text:style-name="P41"><text:span text:style-name="T62">a</text:span><text:span text:style-name="T82">5</text:span><text:span text:style-name="T62">/2</text:span></text:p>
          </table:table-cell>
          <table:table-cell table:style-name="Таблиця1.A2" office:value-type="string">
            <text:p text:style-name="P41"><text:span text:style-name="T62">a</text:span><text:span text:style-name="T82">3</text:span><text:span text:style-name="T62">/2</text:span></text:p>
          </table:table-cell>
          <table:table-cell table:style-name="Таблиця1.A2" office:value-type="string">
            <text:p text:style-name="P41"><text:span text:style-name="T62">a</text:span><text:span text:style-name="T82">7</text:span><text:span text:style-name="T62">/2</text:span></text:p>
          </table:table-cell>
          <table:table-cell table:style-name="Таблиця1.A2" office:value-type="string">
            <text:p text:style-name="P41"><text:span text:style-name="T62">a</text:span><text:span text:style-name="T82">1</text:span><text:span text:style-name="T62">/2</text:span></text:p>
          </table:table-cell>
          <table:table-cell table:style-name="Таблиця1.A2" office:value-type="string">
            <text:p text:style-name="P41"><text:span text:style-name="T62">a</text:span><text:span text:style-name="T82">6</text:span><text:span text:style-name="T62">/2</text:span></text:p>
          </table:table-cell>
          <table:table-cell table:style-name="Таблиця1.H2" office:value-type="string">
            <text:p text:style-name="P41"><text:span text:style-name="T62">a</text:span><text:span text:style-name="T82">2</text:span><text:span text:style-name="T62">/2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2">x</text:span><text:span text:style-name="T82">3</text:span></text:p>
          </table:table-cell>
          <table:table-cell table:style-name="Таблиця1.A2" office:value-type="string">
            <text:p text:style-name="P41"><text:span text:style-name="T62">a</text:span><text:span text:style-name="T85">5</text:span><text:span text:style-name="T62">/</text:span><text:span text:style-name="T63">1</text:span></text:p>
          </table:table-cell>
          <table:table-cell table:style-name="Таблиця1.A2" office:value-type="string">
            <text:p text:style-name="P41"><text:span text:style-name="T62">a</text:span><text:span text:style-name="T82">4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3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2</text:span><text:span text:style-name="T62">/1</text:span></text:p>
          </table:table-cell>
          <table:table-cell table:style-name="Таблиця1.A2" office:value-type="string">
            <text:p text:style-name="P41"><text:span text:style-name="T62">a</text:span><text:span text:style-name="T82">7</text:span><text:span text:style-name="T62">/2</text:span></text:p>
          </table:table-cell>
          <table:table-cell table:style-name="Таблиця1.A2" office:value-type="string">
            <text:p text:style-name="P41"><text:span text:style-name="T62">a</text:span><text:span text:style-name="T82">5</text:span><text:span text:style-name="T62">/2</text:span></text:p>
          </table:table-cell>
          <table:table-cell table:style-name="Таблиця1.H2" office:value-type="string">
            <text:p text:style-name="P41"><text:span text:style-name="T62">a</text:span><text:span text:style-name="T82">4</text:span><text:span text:style-name="T62">/1</text:span></text:p>
          </table:table-cell>
        </table:table-row>
      </table:table>
      <text:p text:style-name="P21"/>
      <text:p text:style-name="P9"><text:span text:style-name="Основной_20_текст4"><text:span text:style-name="T3">4. </text:span></text:span><text:span text:style-name="Основной_20_текст4"><text:span text:style-name="T61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78">1</text:span></text:span><text:span text:style-name="Основной_20_текст4"><text:span text:style-name="T61"> i A</text:span></text:span><text:span text:style-name="Основной_20_текст4"><text:span text:style-name="T78">2</text:span></text:span><text:span text:style-name="Основной_20_текст4"><text:span text:style-name="T61">.</text:span></text:span></text:p>
      <text:p text:style-name="P17"><text:span text:style-name="Основной_20_текст4"><text:span text:style-name="T60"/></text:span></text:p>
      <text:p text:style-name="P17"><text:span text:style-name="Основной_20_текст4"><text:span text:style-name="T56">A</text:span></text:span><text:span text:style-name="Основной_20_текст4"><text:span text:style-name="T79">1</text:span></text:span><text:span text:style-name="Основной_20_текст4"><text:span text:style-name="T56">:</text:span></text:span></text:p>
      <text:p text:style-name="P17"><text:span text:style-name="Основной_20_текст4"><text:span text:style-name="T56"/></text:span></text:p>
      <table:table table:name="Таблиця8" table:style-name="Таблиця8">
        <table:table-column table:style-name="Таблиця8.A" table:number-columns-repeated="9"/>
        <table:table-column table:style-name="Таблиця8.J"/>
        <table:table-row table:style-name="TableLine94281278348288">
          <table:table-cell table:style-name="Таблиця8.A1" office:value-type="string">
            <text:p text:style-name="P18"><text:span text:style-name="Основной_20_текст4"><text:span text:style-name="T56">δ</text:span></text:span><text:span text:style-name="Основной_20_текст4"><text:span text:style-name="T79">1</text:span></text:span><text:span text:style-name="Основной_20_текст4"><text:span text:style-name="T56">/λ</text:span></text:span><text:span text:style-name="Основной_20_текст4"><text:span text:style-name="T79">1</text:span></text:span></text:p>
          </table:table-cell>
          <table:table-cell table:style-name="Таблиця8.A1" office:value-type="string">
            <text:p text:style-name="P39">1</text:p>
          </table:table-cell>
          <table:table-cell table:style-name="Таблиця8.A1" office:value-type="string">
            <text:p text:style-name="P39">2</text:p>
          </table:table-cell>
          <table:table-cell table:style-name="Таблиця8.A1" office:value-type="string">
            <text:p text:style-name="P39">3</text:p>
          </table:table-cell>
          <table:table-cell table:style-name="Таблиця8.A1" office:value-type="string">
            <text:p text:style-name="P39">4</text:p>
          </table:table-cell>
          <table:table-cell table:style-name="Таблиця8.A1" office:value-type="string">
            <text:p text:style-name="P39">5</text:p>
          </table:table-cell>
          <table:table-cell table:style-name="Таблиця8.A1" office:value-type="string">
            <text:p text:style-name="P39">6</text:p>
          </table:table-cell>
          <table:table-cell table:style-name="Таблиця8.A1" office:value-type="string">
            <text:p text:style-name="P39">7</text:p>
          </table:table-cell>
          <table:table-cell table:style-name="Таблиця8.A1" office:value-type="string">
            <text:p text:style-name="P39">8</text:p>
          </table:table-cell>
          <table:table-cell table:style-name="Таблиця8.J1" office:value-type="string">
            <text:p text:style-name="P39">9</text:p>
          </table:table-cell>
        </table:table-row>
        <text:soft-page-break/>
        <table:table-row table:style-name="TableLine94281300597872">
          <table:table-cell table:style-name="Таблиця8.A2" office:value-type="string">
            <text:p text:style-name="P39">х<text:span text:style-name="T72">1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1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5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8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1</text:span></text:span></text:p>
          </table:table-cell>
          <table:table-cell table:style-name="Таблиця8.J2" office:value-type="string">
            <text:p text:style-name="P18"><text:span text:style-name="Основной_20_текст4"><text:span text:style-name="T56">6/2</text:span></text:span></text:p>
          </table:table-cell>
        </table:table-row>
        <table:table-row table:style-name="TableLine94281349508608">
          <table:table-cell table:style-name="Таблиця8.A2" office:value-type="string">
            <text:p text:style-name="P39">х<text:span text:style-name="T72">2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3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7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3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3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7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7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7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4/1</text:span></text:span></text:p>
          </table:table-cell>
          <table:table-cell table:style-name="Таблиця8.J2" office:value-type="string">
            <text:p text:style-name="P18"><text:span text:style-name="Основной_20_текст4"><text:span text:style-name="T56">4/1</text:span></text:span></text:p>
          </table:table-cell>
        </table:table-row>
        <table:table-row table:style-name="TableLine94281276568960">
          <table:table-cell table:style-name="Таблиця8.A2" office:value-type="string">
            <text:p text:style-name="P39">х<text:span text:style-name="T72">3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3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9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2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2/1</text:span></text:span></text:p>
          </table:table-cell>
          <table:table-cell table:style-name="Таблиця8.A2" office:value-type="string">
            <text:p text:style-name="P18"><text:span text:style-name="Основной_20_текст4"><text:span text:style-name="T56">6/2</text:span></text:span></text:p>
          </table:table-cell>
          <table:table-cell table:style-name="Таблиця8.J2" office:value-type="string">
            <text:p text:style-name="P18"><text:span text:style-name="Основной_20_текст4"><text:span text:style-name="T56">4/2</text:span></text:span></text:p>
          </table:table-cell>
        </table:table-row>
      </table:table>
      <text:p text:style-name="P17"><text:span text:style-name="Основной_20_текст4"><text:span text:style-name="T56"/></text:span></text:p>
      <text:p text:style-name="P17"><text:span text:style-name="Основной_20_текст4"><text:span text:style-name="T56">A</text:span></text:span><text:span text:style-name="Основной_20_текст4"><text:span text:style-name="T79">2</text:span></text:span><text:span text:style-name="Основной_20_текст4"><text:span text:style-name="T56">:</text:span></text:span></text:p>
      <text:p text:style-name="P17"><text:span text:style-name="Основной_20_текст4"><text:span text:style-name="T56"/></text:span></text:p>
      <table:table table:name="Таблиця11" table:style-name="Таблиця11">
        <table:table-column table:style-name="Таблиця11.A"/>
        <table:table-column table:style-name="Таблиця11.B" table:number-columns-repeated="4"/>
        <table:table-column table:style-name="Таблиця11.A"/>
        <table:table-column table:style-name="Таблиця11.B"/>
        <table:table-column table:style-name="Таблиця11.H"/>
        <table:table-row table:style-name="TableLine94281349053344">
          <table:table-cell table:style-name="Таблиця11.A1" office:value-type="string">
            <text:p text:style-name="P18"><text:span text:style-name="Основной_20_текст4"><text:span text:style-name="T56">δ</text:span></text:span><text:span text:style-name="Основной_20_текст4"><text:span text:style-name="T80">2</text:span></text:span><text:span text:style-name="Основной_20_текст4"><text:span text:style-name="T56">/λ</text:span></text:span><text:span text:style-name="Основной_20_текст4"><text:span text:style-name="T80">2</text:span></text:span></text:p>
          </table:table-cell>
          <table:table-cell table:style-name="Таблиця11.A1" office:value-type="string">
            <text:p text:style-name="P39">1</text:p>
          </table:table-cell>
          <table:table-cell table:style-name="Таблиця11.A1" office:value-type="string">
            <text:p text:style-name="P39">2</text:p>
          </table:table-cell>
          <table:table-cell table:style-name="Таблиця11.A1" office:value-type="string">
            <text:p text:style-name="P39">3</text:p>
          </table:table-cell>
          <table:table-cell table:style-name="Таблиця11.A1" office:value-type="string">
            <text:p text:style-name="P39">4</text:p>
          </table:table-cell>
          <table:table-cell table:style-name="Таблиця11.A1" office:value-type="string">
            <text:p text:style-name="P39">5</text:p>
          </table:table-cell>
          <table:table-cell table:style-name="Таблиця11.A1" office:value-type="string">
            <text:p text:style-name="P39">6</text:p>
          </table:table-cell>
          <table:table-cell table:style-name="Таблиця11.H1" office:value-type="string">
            <text:p text:style-name="P39">7</text:p>
          </table:table-cell>
        </table:table-row>
        <table:table-row table:style-name="TableLine94281346066464">
          <table:table-cell table:style-name="Таблиця11.A2" office:value-type="string">
            <text:p text:style-name="P39">х<text:span text:style-name="T72">1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6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6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4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6/1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4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6/2</text:span></text:span></text:p>
          </table:table-cell>
          <table:table-cell table:style-name="Таблиця11.H2" office:value-type="string">
            <text:p text:style-name="P20"><text:span text:style-name="Основной_20_текст4"><text:span text:style-name="T56">4/2</text:span></text:span></text:p>
          </table:table-cell>
        </table:table-row>
        <table:table-row table:style-name="TableLine94281286433008">
          <table:table-cell table:style-name="Таблиця11.A2" office:value-type="string">
            <text:p text:style-name="P39">х<text:span text:style-name="T72">2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7/1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5/1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7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7/1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5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5/2</text:span></text:span></text:p>
          </table:table-cell>
          <table:table-cell table:style-name="Таблиця11.H2" office:value-type="string">
            <text:p text:style-name="P20"><text:span text:style-name="Основной_20_текст4"><text:span text:style-name="T56">3/2</text:span></text:span></text:p>
          </table:table-cell>
        </table:table-row>
        <table:table-row table:style-name="TableLine94281286227344">
          <table:table-cell table:style-name="Таблиця11.A2" office:value-type="string">
            <text:p text:style-name="P39">х<text:span text:style-name="T72">3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5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3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2/1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6/2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1/1</text:span></text:span></text:p>
          </table:table-cell>
          <table:table-cell table:style-name="Таблиця11.A2" office:value-type="string">
            <text:p text:style-name="P20"><text:span text:style-name="Основной_20_текст4"><text:span text:style-name="T56">6/1</text:span></text:span></text:p>
          </table:table-cell>
          <table:table-cell table:style-name="Таблиця11.H2" office:value-type="string">
            <text:p text:style-name="P20"><text:span text:style-name="Основной_20_текст4"><text:span text:style-name="T56">2/1</text:span></text:span></text:p>
          </table:table-cell>
        </table:table-row>
      </table:table>
      <text:p text:style-name="P17"><text:span text:style-name="Основной_20_текст4"><text:span text:style-name="T56"/></text:span></text:p>
      <text:p text:style-name="P9"><text:span text:style-name="Основной_20_текст4"><text:span text:style-name="T59">5. </text:span></text:span><text:span text:style-name="Основной_20_текст4"><text:span text:style-name="T57">Довести, що iзоморфнi автомати є невiдрiзнюваними (еквiвалентними) мiж собою.</text:span></text:span></text:p>
      <text:p text:style-name="P9"><text:span text:style-name="Основной_20_текст4"><text:span text:style-name="T57"/></text:span></text:p>
      <text:p text:style-name="P2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87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73">1</text:span></text:span><text:span text:style-name="Основной_20_текст4"><text:span text:style-name="T5">, x</text:span></text:span><text:span text:style-name="Основной_20_текст4"><text:span text:style-name="T73">2</text:span></text:span><text:span text:style-name="Основной_20_текст4"><text:span text:style-name="T5">, x</text:span></text:span><text:span text:style-name="Основной_20_текст4"><text:span text:style-name="T73">3</text:span></text:span><text:span text:style-name="Основной_20_текст4"><text:span text:style-name="T5">, x</text:span></text:span><text:span text:style-name="Основной_20_текст4"><text:span text:style-name="T73">4</text:span></text:span><text:span text:style-name="Основной_20_текст4"><text:span text:style-name="T5">}</text:span></text:span><text:span text:style-name="Основной_20_текст4"><text:span text:style-name="T86">*</text:span></text:span><text:span text:style-name="Основной_20_текст4"><text:span text:style-name="T64">→</text:span></text:span><text:span text:style-name="Основной_20_текст4"><text:span text:style-name="T5">{0, 1}</text:span></text:span><text:span text:style-name="Основной_20_текст4"><text:span text:style-name="T86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74">1</text:span></text:span><text:span text:style-name="Основной_20_текст4"><text:span text:style-name="T5"> – права дужка, x</text:span></text:span><text:span text:style-name="Основной_20_текст4"><text:span text:style-name="T74">2</text:span></text:span><text:span text:style-name="Основной_20_текст4"><text:span text:style-name="T5"> – будь-який символ, крім лівої і правої дужок та кінця виразу, x</text:span></text:span><text:span text:style-name="Основной_20_текст4"><text:span text:style-name="T74">3</text:span></text:span><text:span text:style-name="Основной_20_текст4"><text:span text:style-name="T5"> – символ, що позначає кінець виразу, x</text:span></text:span><text:span text:style-name="Основной_20_текст4"><text:span text:style-name="T74">4</text:span></text:span><text:span text:style-name="Основной_20_текст4"><text:span text:style-name="T5"> – ліва дужка.</text:span></text:span></text:p>
      <text:p text:style-name="P1"><text:span text:style-name="Основной_20_текст4"><text:span text:style-name="T5"/></text:span></text:p>
      <text:p text:style-name="P4"><text:span text:style-name="Основной_20_текст4"><text:span text:style-name="T6">7. </text:span></text:span><text:span text:style-name="Основной_20_текст4"><text:span text:style-name="T26">Написати регулярний вираз, що задає подію </text:span></text:span><text:span text:style-name="Основной_20_текст4"><text:span text:style-name="T27">Р</text:span></text:span><text:span text:style-name="Основной_20_текст4"><text:span text:style-name="T65">∩</text:span></text:span><text:span text:style-name="Основной_20_текст4"><text:span text:style-name="T26">Q в алфавіті Х={0, 1}, де Р – подія, що складається лише з таких слів в алфавіті Х, </text:span></text:span><text:span text:style-name="Основной_20_текст4"><text:span text:style-name="T32">у </text:span></text:span><text:span text:style-name="Основной_20_текст4"><text:span text:style-name="T26">як</text:span></text:span><text:span text:style-name="Основной_20_текст4"><text:span text:style-name="T32">их п’ятим</text:span></text:span><text:span text:style-name="Основной_20_текст4"><text:span text:style-name="T26"> </text:span></text:span><text:span text:style-name="Основной_20_текст4"><text:span text:style-name="T32">символом є</text:span></text:span><text:span text:style-name="Основной_20_текст4"><text:span text:style-name="T29"> </text:span></text:span><text:span text:style-name="Основной_20_текст4"><text:span text:style-name="T28">1</text:span></text:span><text:span text:style-name="Основной_20_текст4"><text:span text:style-name="T26">, а Q – </text:span></text:span><text:span text:style-name="Основной_20_текст4"><text:span text:style-name="T30">це множина всіх слів у</text:span></text:span><text:span text:style-name="Основной_20_текст4"><text:span text:style-name="T26"> алфавіті Х, </text:span></text:span><text:span text:style-name="Основной_20_текст4"><text:span text:style-name="T30">які починаються з </text:span></text:span><text:span text:style-name="Основной_20_текст4"><text:span text:style-name="T29">0</text:span></text:span><text:span text:style-name="Основной_20_текст4"><text:span text:style-name="T30">.</text:span></text:span></text:p>
      <text:p text:style-name="P4"><text:span text:style-name="Основной_20_текст4"><text:span text:style-name="T6"/></text:span></text:p>
      <text:p text:style-name="P5"><text:span text:style-name="Основной_20_текст4"><text:span text:style-name="T33">8</text:span></text:span><text:span text:style-name="Основной_20_текст4"><text:span text:style-name="T27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76">1</text:span></text:span><text:span text:style-name="Основной_20_текст4"><text:span text:style-name="T65">∩</text:span></text:span><text:span text:style-name="Основной_20_текст4"><text:span text:style-name="T27">Р</text:span></text:span><text:span text:style-name="Основной_20_текст4"><text:span text:style-name="T76">2</text:span></text:span><text:span text:style-name="Основной_20_текст4"><text:span text:style-name="T27">, де події Р</text:span></text:span><text:span text:style-name="Основной_20_текст4"><text:span text:style-name="T76">1 </text:span></text:span><text:span text:style-name="Основной_20_текст4"><text:span text:style-name="T27">і Р</text:span></text:span><text:span text:style-name="Основной_20_текст4"><text:span text:style-name="T76">2</text:span></text:span><text:span text:style-name="Основной_20_текст4"><text:span text:style-name="T27"> задані регулярними виразами r</text:span></text:span><text:span text:style-name="Основной_20_текст4"><text:span text:style-name="T76">1</text:span></text:span><text:span text:style-name="Основной_20_текст4"><text:span text:style-name="T27"> і r</text:span></text:span><text:span text:style-name="Основной_20_текст4"><text:span text:style-name="T76">2</text:span></text:span><text:span text:style-name="Основной_20_текст4"><text:span text:style-name="T27"> відповідно.</text:span></text:span></text:p>
      <text:p text:style-name="P5"><text:span text:style-name="Основной_20_текст4"><text:span text:style-name="T6"/></text:span></text:p>
      <text:p text:style-name="P10"><text:span text:style-name="T100">9</text:span>. <text:span text:style-name="T96">Нехай подія P зображувана в скінченному автоматі A та </text:span><text:span text:style-name="T97">e</text:span><text:span text:style-name="T96">∉P 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5">)</text:span></text:span><text:span text:style-name="T96">. Як побудувати новий скінченний автомат A′, що зображує подію P ∪ {</text:span><text:span text:style-name="T97">e</text:span><text:span text:style-name="T96">}?</text:span></text:p>
      <text:p text:style-name="P15"/>
      <text:p text:style-name="P30"><text:span text:style-name="T95">10</text:span><text:span text:style-name="T94">. Нехай для непорожньої події P виконується рівність P</text:span><text:span text:style-name="T92">2</text:span><text:span text:style-name="T94">=P. Довести, що:</text:span></text:p>
      <text:p text:style-name="P27"><text:span text:style-name="T69">(а) </text:span><text:span text:style-name="T70">e</text:span><text:span text:style-name="T69">∈P 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5">)</text:span></text:span><text:span text:style-name="T69">; (б) P</text:span><text:span text:style-name="T91">*</text:span><text:span text:style-name="T69">=P.</text:span></text:p>
      <text:p text:style-name="P31"/>
      <text:p text:style-name="P10"><text:span text:style-name="T98">1</text:span><text:span text:style-name="T99">1</text:span><text:span text:style-name="T96">. </text:span><text:span text:style-name="Основной_20_текст4"><text:span text:style-name="T31">Нехай Р – нерегулярна подія, R – скінченна подія. Довести, що подія S – нерегулярна:</text:span></text:span></text:p>
      <text:p text:style-name="P10"><text:span text:style-name="Основной_20_текст4"><text:span text:style-name="T31">а) S=P</text:span></text:span><text:span text:style-name="Основной_20_текст4"><text:span text:style-name="T47">∪</text:span></text:span><text:span text:style-name="Основной_20_текст4"><text:span text:style-name="T31">R, б) S=P\R.</text:span></text:span></text:p>
      <text:p text:style-name="P5"><text:span text:style-name="Основной_20_текст4"><text:span text:style-name="T71"/></text:span></text:p>
      <text:p text:style-name="P42"><text:span text:style-name="Основной_20_текст4"><text:span text:style-name="T10">1</text:span></text:span><text:span text:style-name="Основной_20_текст4"><text:span text:style-name="T34">2</text:span></text:span><text:span text:style-name="Основной_20_текст4"><text:span text:style-name="T10">. </text:span></text:span><text:span text:style-name="Основной_20_текст4"><text:span text:style-name="T57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66">φ</text:span></text:span><text:span text:style-name="Основной_20_текст4"><text:span text:style-name="T81">A</text:span></text:span><text:span text:style-name="Основной_20_текст4"><text:span text:style-name="T57">(x</text:span></text:span><text:span text:style-name="Основной_20_текст4"><text:span text:style-name="T81">i1</text:span></text:span><text:span text:style-name="Основной_20_текст4"><text:span text:style-name="T57">x</text:span></text:span><text:span text:style-name="Основной_20_текст4"><text:span text:style-name="T81">i2</text:span></text:span><text:span text:style-name="Основной_20_текст4"><text:span text:style-name="T57"> ... x</text:span></text:span><text:span text:style-name="Основной_20_текст4"><text:span text:style-name="T81">ik</text:span></text:span><text:span text:style-name="Основной_20_текст4"><text:span text:style-name="T57">) = y</text:span></text:span><text:span text:style-name="Основной_20_текст4"><text:span text:style-name="T81">i1</text:span></text:span><text:span text:style-name="Основной_20_текст4"><text:span text:style-name="T57">y</text:span></text:span><text:span text:style-name="Основной_20_текст4"><text:span text:style-name="T81">i2</text:span></text:span><text:span text:style-name="Основной_20_текст4"><text:span text:style-name="T57"> ... y</text:span></text:span><text:span text:style-name="Основной_20_текст4"><text:span text:style-name="T81">ik</text:span></text:span><text:span text:style-name="Основной_20_текст4"><text:span text:style-name="T57">:</text:span></text:span></text:p>
      <text:p text:style-name="P42"><text:span text:style-name="Основной_20_текст4"><text:span text:style-name="T57">y</text:span></text:span><text:span text:style-name="Основной_20_текст4"><text:span text:style-name="T81">jk</text:span></text:span><text:span text:style-name="Основной_20_текст4"><text:span text:style-name="T57"> = 1, якщо в словi x</text:span></text:span><text:span text:style-name="Основной_20_текст4"><text:span text:style-name="T81">i1</text:span></text:span><text:span text:style-name="Основной_20_текст4"><text:span text:style-name="T57">x</text:span></text:span><text:span text:style-name="Основной_20_текст4"><text:span text:style-name="T81">i2</text:span></text:span><text:span text:style-name="Основной_20_текст4"><text:span text:style-name="T57"> ... x</text:span></text:span><text:span text:style-name="Основной_20_текст4"><text:span text:style-name="T81">ik</text:span></text:span><text:span text:style-name="Основной_20_текст4"><text:span text:style-name="T57"> кiлькiсть одиниць кратна трьом, в противному разi y</text:span></text:span><text:span text:style-name="Основной_20_текст4"><text:span text:style-name="T81">jk</text:span></text:span><text:span text:style-name="Основной_20_текст4"><text:span text:style-name="T57"> = 0.</text:span></text:span></text:p>
      <text:p text:style-name="P5"><text:span text:style-name="Основной_20_текст4"><text:span text:style-name="T10"/></text:span></text:p>
      <text:p text:style-name="P13"><text:span text:style-name="Основной_20_текст4"><text:span text:style-name="T12">1</text:span></text:span><text:span text:style-name="Основной_20_текст4"><text:span text:style-name="T41">3</text:span></text:span><text:span text:style-name="Основной_20_текст4"><text:span text:style-name="T12">. </text:span></text:span><text:span text:style-name="Основной_20_текст4"><text:span text:style-name="T57">Побудувати приклад двох невiдрiзнюваних автоматiв, якi не є iзоморфними.</text:span></text:span></text:p>
      <text:p text:style-name="P12"><text:span text:style-name="Основной_20_текст4"><text:span text:style-name="T23"/></text:span></text:p>
      <text:p text:style-name="P5"><text:span text:style-name="Основной_20_текст4"><text:span text:style-name="T53">1</text:span></text:span><text:span text:style-name="Основной_20_текст4"><text:span text:style-name="T55">4</text:span></text:span><text:span text:style-name="Основной_20_текст4"><text:span text:style-name="T53">. Довести л</text:span></text:span><text:span text:style-name="Основной_20_текст4"><text:span text:style-name="T54">ем</text:span></text:span><text:span text:style-name="Основной_20_текст4"><text:span text:style-name="T53">у</text:span></text:span><text:span text:style-name="Основной_20_текст4"><text:span text:style-name="T54"> “про накачку”: </text:span></text:span><text:span text:style-name="Основной_20_текст4"><text:span text:style-name="T53">д</text:span></text:span><text:span text:style-name="Основной_20_текст4"><text:span text:style-name="T54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2">w</text:span></text:span><text:span text:style-name="Основной_20_текст_20__28_3_29__20__2b__20_Интервал_20_1_20_pt"><text:span text:style-name="T46">∈</text:span></text:span><text:span text:style-name="Основной_20_текст4"><text:span text:style-name="T10">Р можна записати у вигляді <text:s/></text:span></text:span><text:span text:style-name="Основной_20_текст_20__28_3_29__20__2b__20_Интервал_20_1_20_pt"><text:span text:style-name="T52">w=р</text:span></text:span><text:span text:style-name="Основной_20_текст_20__28_3_29__20__2b__20_Интервал_20_1_20_pt"><text:span text:style-name="T77">1</text:span></text:span><text:span text:style-name="Основной_20_текст_20__28_3_29__20__2b__20_Интервал_20_1_20_pt"><text:span text:style-name="T52">рр</text:span></text:span><text:span text:style-name="Основной_20_текст_20__28_3_29__20__2b__20_Интервал_20_1_20_pt"><text:span text:style-name="T77">2</text:span></text:span><text:span text:style-name="Основной_20_текст_20__28_3_29__20__2b__20_Интервал_20_1_20_pt"><text:span text:style-name="T43">, </text:span></text:span><text:span text:style-name="Основной_20_текст_20__28_3_29__20__2b__20_Интервал_20_1_20_pt"><text:span text:style-name="T44">де 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46">≠</text:span></text:span><text:span text:style-name="Основной_20_текст_20__28_3_29__20__2b__20_Интервал_20_1_20_pt"><text:span text:style-name="T51">е</text:span></text:span><text:span text:style-name="Основной_20_текст_20__28_3_29__20__2b__20_Интервал_20_1_20_pt"><text:span text:style-name="T50"> </text:span>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5">)</text:span></text:span><text:span text:style-name="Основной_20_текст_20__28_3_29__20__2b__20_Интервал_20_1_20_pt"><text:span text:style-name="T43">, так, що для всіх k = 0, 1, 2, ... виконуватиметься 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77">1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90">k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77">2</text:span></text:span><text:span text:style-name="Основной_20_текст_20__28_3_29__20__2b__20_Интервал_20_1_20_pt"><text:span text:style-name="T46">∈</text:span></text:span><text:span text:style-name="Основной_20_текст4"><text:span text:style-name="T10">Р.</text:span></text:span></text:p>
      <text:p text:style-name="P5"><text:span text:style-name="Основной_20_текст4"><text:span text:style-name="T1"/></text:span></text:p>
      <text:p text:style-name="P5"><text:span text:style-name="Основной_20_текст4"><text:span text:style-name="T33">1</text:span></text:span><text:span text:style-name="Основной_20_текст4"><text:span text:style-name="T36">5</text:span></text:span><text:span text:style-name="Основной_20_текст4"><text:span text:style-name="T33">. </text:span></text:span><text:span text:style-name="Основной_20_текст4"><text:span text:style-name="T35">Навести приклад події, яка нерегулярна і (одночасно) задовольняє умову “леми про накачку”.</text:span></text:span></text:p>
      <text:p text:style-name="P5"><text:soft-page-break/><text:span text:style-name="Основной_20_текст4"><text:span text:style-name="T35"/></text:span></text:p>
      <text:p text:style-name="P5"><text:span text:style-name="Основной_20_текст4"><text:span text:style-name="T12">1</text:span></text:span><text:span text:style-name="Основной_20_текст4"><text:span text:style-name="T36">6</text:span></text:span><text:span text:style-name="Основной_20_текст4"><text:span text:style-name="T12">. </text:span></text:span><text:span text:style-name="Основной_20_текст4"><text:span text:style-name="T10">Нехай </text:span></text:span><text:span text:style-name="Основной_20_текст4"><text:span text:style-name="T48">х</text:span></text:span><text:span text:style-name="Основной_20_текст4"><text:span text:style-name="T88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48">х</text:span></text:span><text:span text:style-name="Основной_20_текст4"><text:span text:style-name="T10">. Скориставшись лемою “про накачку” </text:span></text:span><text:span text:style-name="Основной_20_текст4"><text:span text:style-name="T12">(див. задачу №1</text:span></text:span><text:span text:style-name="Основной_20_текст4"><text:span text:style-name="T36">4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5"><text:span text:style-name="Основной_20_текст4"><text:span text:style-name="T10">Р={</text:span></text:span><text:span text:style-name="Основной_20_текст4"><text:span text:style-name="T48">a</text:span></text:span><text:span text:style-name="Основной_20_текст4"><text:span text:style-name="T88">k</text:span></text:span><text:span text:style-name="Основной_20_текст4"><text:span text:style-name="T49">b</text:span></text:span><text:span text:style-name="Основной_20_текст4"><text:span text:style-name="T88">k </text:span></text:span><text:span text:style-name="Основной_20_текст4"><text:span text:style-name="T10">| </text:span></text:span><text:span text:style-name="Основной_20_текст_20__28_3_29__20__2b__20_Интервал_20_1_20_pt"><text:span text:style-name="T43">k </text:span></text:span><text:span text:style-name="Основной_20_текст4"><text:span text:style-name="T36">= n</text:span></text:span><text:span text:style-name="Основной_20_текст4"><text:span text:style-name="T89">2</text:span></text:span><text:span text:style-name="Основной_20_текст4"><text:span text:style-name="T36">, де n = 0, 1, 2, ...</text:span></text:span><text:span text:style-name="Основной_20_текст4"><text:span text:style-name="T10">} не регулярна.</text:span></text:span></text:p>
      <text:p text:style-name="P5"><text:span text:style-name="Основной_20_текст4"><text:span text:style-name="T10"/></text:span></text:p>
      <text:p text:style-name="P6"><text:span text:style-name="Основной_20_текст4"><text:span text:style-name="T10">1</text:span></text:span><text:span text:style-name="Основной_20_текст4"><text:span text:style-name="T36">7</text:span></text:span><text:span text:style-name="Основной_20_текст4"><text:span text:style-name="T10">. </text:span></text:span><text:span text:style-name="Основной_20_текст4"><text:span text:style-name="T38">Навести приклад таких подій P і Q, що:</text:span></text:span></text:p>
      <text:p text:style-name="P6"><text:span text:style-name="Основной_20_текст4"><text:span text:style-name="T38">(а) P ⊂ Q, однак P* = Q*; (б) P* = Q*, однак P ⊄ Q (символ ⊄ позначає, що не виконується жодне зі співвідношень ⊃ , ⊇ , ⊂ , ⊆ , =).</text:span></text:span></text:p>
      <text:p text:style-name="P5"><text:span text:style-name="Основной_20_текст4"><text:span text:style-name="T10"/></text:span></text:p>
      <text:p text:style-name="P5"><text:span text:style-name="Основной_20_текст4"><text:span text:style-name="T23">1</text:span></text:span><text:span text:style-name="Основной_20_текст4"><text:span text:style-name="T36">8</text:span></text:span><text:span text:style-name="Основной_20_текст4"><text:span text:style-name="T23">. Назвіть критерії оцінки оптимальності (мінімальності) регулярних виразів. </text:span></text:span><text:span text:style-name="Основной_20_текст4"><text:span text:style-name="T24">Чи існує </text:span></text:span><text:span text:style-name="Основной_20_текст4"><text:span text:style-name="T23">в алгебрі регулярних подій </text:span></text:span><text:span text:style-name="Основной_20_текст4"><text:span text:style-name="T24">алгоритм пошуку </text:span></text:span><text:span text:style-name="Основной_20_текст4"><text:span text:style-name="T23">оптимально</text:span></text:span><text:span text:style-name="Основной_20_текст4"><text:span text:style-name="T24">го</text:span></text:span><text:span text:style-name="Основной_20_текст4"><text:span text:style-name="T23"> (мінімально</text:span></text:span><text:span text:style-name="Основной_20_текст4"><text:span text:style-name="T24">го</text:span></text:span><text:span text:style-name="Основной_20_текст4"><text:span text:style-name="T23">) регулярн</text:span></text:span><text:span text:style-name="Основной_20_текст4"><text:span text:style-name="T24">ого</text:span></text:span><text:span text:style-name="Основной_20_текст4"><text:span text:style-name="T23"> вираз</text:span></text:span><text:span text:style-name="Основной_20_текст4"><text:span text:style-name="T24">у, рівносильного </text:span></text:span><text:span text:style-name="Основной_20_текст4"><text:span text:style-name="T23">(еквівалентно</text:span></text:span><text:span text:style-name="Основной_20_текст4"><text:span text:style-name="T24">го</text:span></text:span><text:span text:style-name="Основной_20_текст4"><text:span text:style-name="T23">)</text:span></text:span><text:span text:style-name="Основной_20_текст4"><text:span text:style-name="T24"> даному? Відповідь обґрунтувати.</text:span></text:span></text:p>
      <text:p text:style-name="P5"><text:span text:style-name="Основной_20_текст4"><text:span text:style-name="T10"/></text:span></text:p>
      <text:p text:style-name="P7"><text:span text:style-name="Основной_20_текст4"><text:span text:style-name="T41">19</text:span></text:span><text:span text:style-name="Основной_20_текст4"><text:span text:style-name="T38">. </text:span></text:span><text:span text:style-name="Основной_20_текст4"><text:span text:style-name="T102">Нехай</text:span></text:span><text:span text:style-name="Основной_20_текст4"><text:span text:style-name="T38"> вхідний алфавіт X = {0, 1}. </text:span></text:span><text:span text:style-name="Основной_20_текст4"><text:span text:style-name="T39">Н</text:span></text:span><text:span text:style-name="Основной_20_текст4"><text:span text:style-name="T38">авести автомат, який допускає ланцюжки, де кількість "1" - парна, а кількість "0" — непарна.</text:span></text:span></text:p>
      <text:p text:style-name="P14"/>
      <text:p text:style-name="P33"><text:span text:style-name="T103">2</text:span><text:span text:style-name="T104">0</text:span>. Побудувати скінчений автомат, що розпізнає парні числа, які записані у двійковій формі та зчитуються зліва направо.</text:p>
      <text:p text:style-name="P33"/>
      <text:p text:style-name="P32"><text:span text:style-name="Основной_20_текст4"><text:span text:style-name="T40">2</text:span></text:span><text:span text:style-name="Основной_20_текст4"><text:span text:style-name="T41">1</text:span></text:span><text:span text:style-name="Основной_20_текст4"><text:span text:style-name="T38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11"><text:span text:style-name="Основной_20_текст4"><text:span text:style-name="T38"/></text:span></text:p>
      <text:p text:style-name="P8"><text:span text:style-name="Основной_20_текст4"><text:span text:style-name="T57">2</text:span></text:span><text:span text:style-name="Основной_20_текст4"><text:span text:style-name="T59">2</text:span></text:span><text:span text:style-name="Основной_20_текст4"><text:span text:style-name="T58">. </text:span></text:span><text:span text:style-name="Основной_20_текст4"><text:span text:style-name="T57">Довести </text:span></text:span><text:span text:style-name="Основной_20_текст4"><text:span text:style-name="T102">тотожність</text:span></text:span><text:span text:style-name="Основной_20_текст4"><text:span text:style-name="T57"> для регулярних виразів:</text:span></text:span></text:p>
      <text:p text:style-name="P16"><text:span text:style-name="Основной_20_текст4"><text:span text:style-name="T56">(aa)*(e ∪ a) = a*.</text:span></text:span></text:p>
      <text:p text:style-name="P16"><text:span text:style-name="Основной_20_текст4"><text:span text:style-name="T56"/></text:span></text:p>
      <text:p text:style-name="P17"><text:span text:style-name="Основной_20_текст4"><text:span text:style-name="T41">23</text:span></text:span><text:span text:style-name="Основной_20_текст4"><text:span text:style-name="T23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17"><text:span text:style-name="Основной_20_текст4"><text:span text:style-name="T10"/></text:span></text:p>
      <text:p text:style-name="P17"><text:span text:style-name="Основной_20_текст4"><text:span text:style-name="T41">24</text:span></text:span><text:span text:style-name="Основной_20_текст4"><text:span text:style-name="T37">. Написати регулярний вираз у алфавіті X = {0, 1}, який задає подію, що складається зі всіх слів таких і тільки таких, які містять рівно 3 символи 1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2:18:39.076402073</meta:creation-date>
    <dc:date>2022-05-30T06:16:52.102993373</dc:date>
    <meta:editing-duration>PT3H25M6S</meta:editing-duration>
    <meta:editing-cycles>17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80" meta:character-count="5110" meta:non-whitespace-character-count="4392"/>
  </office:meta>
</office:document-meta>
</file>